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el" style:master-page-name="MP0" style:family="paragraph">
      <style:paragraph-properties fo:break-before="page"/>
    </style:style>
  </office:automatic-styles>
  <office:body>
    <office:text text:use-soft-page-breaks="true">
      <text:p text:style-name="P1">Datamining assignment 2</text:p>
      <text:h text:style-name="Kop1" text:outline-level="1">2.1.1</text:h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ian</meta:initial-creator>
    <dc:creator>Brian</dc:creator>
    <meta:creation-date>2016-09-27T10:01:00Z</meta:creation-date>
    <dc:date>2016-09-27T10:04:00Z</dc:date>
    <meta:template xlink:href="Normal" xlink:type="simple"/>
    <meta:editing-cycles>1</meta:editing-cycles>
    <meta:editing-duration>PT180S</meta:editing-duration>
    <meta:document-statistic meta:page-count="1" meta:paragraph-count="1" meta:word-count="4" meta:character-count="30" meta:row-count="1" meta:non-whitespace-character-count="27"/>
  </office:meta>
</office:document-meta>
</file>